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1.88cm" fo:margin-left="2.101cm" fo:margin-top="0cm" fo:margin-bottom="0cm" table:align="left" style:writing-mode="lr-tb"/>
    </style:style>
    <style:style style:name="Tabela1.A" style:family="table-column">
      <style:table-column-properties style:column-width="2.91cm"/>
    </style:style>
    <style:style style:name="Tabela1.B" style:family="table-column">
      <style:table-column-properties style:column-width="8.969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Tabela1.A5" style:family="table-cell">
      <style:table-cell-properties fo:background-color="#ffff00" fo:padding-left="0.199cm" fo:padding-right="0.191cm" fo:padding-top="0cm" fo:padding-bottom="0cm" fo:border="0.5pt solid #00000a">
        <style:background-image/>
      </style:table-cell-properties>
    </style:style>
    <style:style style:name="Tabela2" style:family="table">
      <style:table-properties style:width="11.751cm" fo:margin-left="2.242cm" fo:margin-top="0cm" fo:margin-bottom="0cm" table:align="left" style:writing-mode="lr-tb"/>
    </style:style>
    <style:style style:name="Tabela2.A" style:family="table-column">
      <style:table-column-properties style:column-width="4.583cm"/>
    </style:style>
    <style:style style:name="Tabela2.B" style:family="table-column">
      <style:table-column-properties style:column-width="7.168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justify" style:justify-single-word="false"/>
      <style:text-properties officeooo:rsid="00067de5" officeooo:paragraph-rsid="00067de5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67de5" officeooo:paragraph-rsid="00067de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67de5" officeooo:paragraph-rsid="00067de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67de5" officeooo:paragraph-rsid="000ae90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070cda" officeooo:paragraph-rsid="00070cd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0ae901" officeooo:paragraph-rsid="00070cd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67de5" officeooo:paragraph-rsid="00067de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70cda" officeooo:paragraph-rsid="00070cd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887a0" officeooo:paragraph-rsid="00070cd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0887a0" officeooo:paragraph-rsid="00067de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0887a0" officeooo:paragraph-rsid="0008d6e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0ae901" officeooo:paragraph-rsid="000ae90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rsid="000ae901" officeooo:paragraph-rsid="000ae901"/>
    </style:style>
    <style:style style:name="P14" style:family="paragraph" style:parent-style-name="Standard">
      <style:paragraph-properties fo:margin-left="0cm" fo:margin-right="0cm" fo:margin-top="0.494cm" fo:margin-bottom="0cm" loext:contextual-spacing="false" fo:line-height="100%" fo:text-align="justify" style:justify-single-word="false" fo:text-indent="0cm" style:auto-text-indent="false"/>
      <style:text-properties fo:font-size="14pt" fo:font-weight="bold" officeooo:rsid="000887a0" officeooo:paragraph-rsid="000887a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margin-top="0.494cm" fo:margin-bottom="0cm" loext:contextual-spacing="false" fo:line-height="100%" fo:text-align="justify" style:justify-single-word="false" fo:text-indent="0cm" style:auto-text-indent="false"/>
      <style:text-properties fo:font-size="12pt" officeooo:rsid="000a3896" officeooo:paragraph-rsid="000a3896" style:font-size-asian="12pt" style:font-size-complex="12pt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067de5" officeooo:paragraph-rsid="00067de5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070cda" officeooo:paragraph-rsid="00070cda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0a3896" officeooo:paragraph-rsid="0008d6e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070cda" officeooo:paragraph-rsid="00070cd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0cffa5" officeooo:paragraph-rsid="000cffa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0d85dd" officeooo:paragraph-rsid="000d85d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0e5259" officeooo:paragraph-rsid="000e5259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weight="bold" officeooo:rsid="00070cda" officeooo:paragraph-rsid="00070cd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4pt" fo:font-weight="bold" officeooo:rsid="000e5259" officeooo:paragraph-rsid="000e5259" style:font-size-asian="14pt" style:font-weight-asian="bold" style:font-size-complex="14pt" style:font-weight-complex="bold"/>
    </style:style>
    <style:style style:name="P25" style:family="paragraph" style:parent-style-name="Standard">
      <style:text-properties officeooo:paragraph-rsid="000e5259"/>
    </style:style>
    <style:style style:name="P26" style:family="paragraph" style:parent-style-name="List_20_Paragraph">
      <style:paragraph-properties fo:margin-left="0cm" fo:margin-right="0cm" fo:margin-top="0.494cm" fo:margin-bottom="0cm" loext:contextual-spacing="true" fo:line-height="100%" fo:text-align="justify" style:justify-single-word="false" fo:text-indent="0cm" style:auto-text-indent="false"/>
      <style:text-properties fo:font-size="12pt" officeooo:paragraph-rsid="000e5259" style:font-size-asian="12pt" style:font-size-complex="12pt"/>
    </style:style>
    <style:style style:name="P27" style:family="paragraph" style:parent-style-name="List_20_Paragraph">
      <style:paragraph-properties fo:margin-left="0cm" fo:margin-right="0cm" fo:margin-top="0.494cm" fo:margin-bottom="0cm" loext:contextual-spacing="true" fo:line-height="100%" fo:text-align="justify" style:justify-single-word="false" fo:text-indent="0cm" style:auto-text-indent="false"/>
      <style:text-properties fo:font-size="12pt" officeooo:rsid="000e5259" officeooo:paragraph-rsid="000e5259" style:font-size-asian="12pt" style:font-size-complex="12pt"/>
    </style:style>
    <style:style style:name="P28" style:family="paragraph" style:parent-style-name="List_20_Paragraph">
      <style:paragraph-properties fo:margin-left="0cm" fo:margin-right="0cm" fo:margin-top="0.494cm" fo:margin-bottom="0cm" loext:contextual-spacing="true" fo:line-height="100%" fo:text-align="justify" style:justify-single-word="false" fo:text-indent="0cm" style:auto-text-indent="false"/>
      <style:text-properties fo:font-size="12pt" officeooo:rsid="000fc1d0" officeooo:paragraph-rsid="000fc1d0" style:font-size-asian="12pt" style:font-size-complex="12pt"/>
    </style:style>
    <style:style style:name="P29" style:family="paragraph" style:parent-style-name="List_20_Paragraph">
      <style:paragraph-properties fo:margin-left="2.251cm" fo:margin-right="0cm" fo:margin-top="0.494cm" fo:margin-bottom="0cm" loext:contextual-spacing="true" fo:line-height="100%" fo:text-align="justify" style:justify-single-word="false" fo:text-indent="0cm" style:auto-text-indent="false"/>
      <style:text-properties fo:font-size="12pt" officeooo:paragraph-rsid="000e5259" style:font-size-asian="12pt" style:font-size-complex="12pt"/>
    </style:style>
    <style:style style:name="P30" style:family="paragraph" style:parent-style-name="List_20_Paragraph">
      <loext:graphic-properties draw:fill="solid" draw:fill-color="#ffff00"/>
      <style:paragraph-properties fo:margin-left="2.251cm" fo:margin-right="0.998cm" fo:margin-top="0.494cm" fo:margin-bottom="0cm" loext:contextual-spacing="true" fo:line-height="100%" fo:text-align="justify" style:justify-single-word="false" fo:text-indent="0cm" style:auto-text-indent="false" fo:background-color="#ffff00"/>
      <style:text-properties fo:font-size="12pt" officeooo:paragraph-rsid="000e5259" style:font-size-asian="12pt" style:font-size-complex="12pt"/>
    </style:style>
    <style:style style:name="P31" style:family="paragraph" style:parent-style-name="List_20_Paragraph">
      <style:paragraph-properties fo:margin-left="0cm" fo:margin-right="0cm" fo:margin-top="0.494cm" fo:margin-bottom="0cm" loext:contextual-spacing="true" fo:line-height="100%" fo:text-align="justify" style:justify-single-word="false" fo:text-indent="0cm" style:auto-text-indent="false"/>
      <style:text-properties fo:font-size="12pt" officeooo:paragraph-rsid="000e5259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259" style:font-weight-asian="bold"/>
    </style:style>
    <style:style style:name="T4" style:family="text">
      <style:text-properties officeooo:rsid="00070cda"/>
    </style:style>
    <style:style style:name="T5" style:family="text">
      <style:text-properties officeooo:rsid="000887a0"/>
    </style:style>
    <style:style style:name="T6" style:family="text">
      <style:text-properties officeooo:rsid="000ae901"/>
    </style:style>
    <style:style style:name="T7" style:family="text">
      <style:text-properties officeooo:rsid="000cffa5"/>
    </style:style>
    <style:style style:name="T8" style:family="text">
      <style:text-properties officeooo:rsid="000e5259"/>
    </style:style>
    <style:style style:name="T9" style:family="text">
      <style:text-properties fo:font-style="italic" style:text-underline-style="solid" style:text-underline-width="auto" style:text-underline-color="font-color" style:font-style-asian="italic"/>
    </style:style>
    <style:style style:name="T10" style:family="text">
      <style:text-properties style:text-underline-style="solid" style:text-underline-width="auto" style:text-underline-color="font-color" officeooo:rsid="000e5259"/>
    </style:style>
    <style:style style:name="T11" style:family="text">
      <style:text-properties fo:font-weight="normal" officeooo:rsid="000e5259" style:font-weight-asian="normal" style:font-weight-complex="normal"/>
    </style:style>
    <style:style style:name="T12" style:family="text">
      <style:text-properties officeooo:rsid="001c0fa9"/>
    </style:style>
    <style:style style:name="T13" style:family="text">
      <style:text-properties officeooo:rsid="000fc1d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iMundo</text:p>
      <text:p text:style-name="P1"/>
      <text:p text:style-name="P1"><text:span text:style-name="T2">Nome:</text:span> Mateus Tomoo Yonemoto Peixoto<text:tab/><text:tab/><text:tab/><text:tab/><text:tab/><text:tab/><text:span text:style-name="T2">RA:</text:span> 1602055</text:p>
      <text:p text:style-name="P1"><text:span text:style-name="T2">Nome:</text:span> Mateus Vieira Torres<text:tab/><text:tab/><text:tab/><text:tab/><text:tab/><text:tab/><text:tab/><text:tab/><text:span text:style-name="T2">RA:</text:span> 1602063</text:p>
      <text:p text:style-name="P1"/>
      <text:p text:style-name="P14"><text:span text:style-name="T8">1.</text:span>Descrição</text:p>
      <text:p text:style-name="P15">Esse projeto tem como objetivo gerenciar dados relacionados a um time de futebol, onde é o usuário pode acessar todas as funcionalidades citadas a seguir.</text:p>
      <text:p text:style-name="P15"/>
      <text:list xml:id="list3969940123254401330" text:style-name="L1">
        <text:list-item>
          <text:p text:style-name="P16">Inserir Time;</text:p>
        </text:list-item>
        <text:list-item>
          <text:p text:style-name="P16">Inserir Jogadores;</text:p>
        </text:list-item>
        <text:list-item>
          <text:p text:style-name="P17">Inserir Partida;</text:p>
        </text:list-item>
        <text:list-item>
          <text:p text:style-name="P16"><text:span text:style-name="T8">Exibir</text:span> informações de um Time.</text:p>
        </text:list-item>
      </text:list>
      <text:p text:style-name="P13"/>
      <text:p text:style-name="P13"/>
      <text:p text:style-name="P4"><text:span text:style-name="T8">2</text:span>. <text:span text:style-name="T6">Funcionalidades</text:span></text:p>
      <text:p text:style-name="P4"/>
      <text:p text:style-name="P4"><text:span text:style-name="T8">2.1</text:span> Inserir Time</text:p>
      <text:p text:style-name="P3"/>
      <text:p text:style-name="P18">O usuário poderá armazenar todos os dados pertinentes a um time, desde que o número de jogadores neste seja maior que 11 e não exista outro time com o mesmo nome registrado no banco de dados. </text:p>
      <text:p text:style-name="P11"/>
      <text:p text:style-name="P7">Na inserção do time, <text:span text:style-name="T4">o usuário poderá registrar as seguintes informações:</text:span></text:p>
      <text:p text:style-name="P7"/>
      <text:p text:style-name="P7">- <text:span text:style-name="T4">Nome do Time;</text:span></text:p>
      <text:p text:style-name="P7">- <text:span text:style-name="T4">Nome da Arena;</text:span></text:p>
      <text:p text:style-name="P7">- <text:span text:style-name="T4">Nome do Treinador;</text:span></text:p>
      <text:p text:style-name="P7">- <text:span text:style-name="T4">Nome do Mascote;</text:span></text:p>
      <text:p text:style-name="P7">- <text:span text:style-name="T4">Quantidade de Títulos;</text:span></text:p>
      <text:p text:style-name="P7">- <text:span text:style-name="T4">Quantidade de Vitórias;</text:span></text:p>
      <text:p text:style-name="P7">- <text:span text:style-name="T4">Quantidade de Derrotas;</text:span></text:p>
      <text:p text:style-name="P7">- <text:span text:style-name="T4">Quantidade de Empates;</text:span></text:p>
      <text:p text:style-name="P7">- <text:span text:style-name="T4">Quantidade de Pontos;</text:span></text:p>
      <text:p text:style-name="P7">- <text:span text:style-name="T5">Jogadores (Somente jogadores já registrados).</text:span></text:p>
      <text:p text:style-name="P10"/>
      <text:p text:style-name="P5"><text:span text:style-name="T8">2.</text:span>2 Inserir Jogadores</text:p>
      <text:p text:style-name="P6"/>
      <text:p text:style-name="P12">Essa funcionalidade permite ao usuário registrar novos jogadores, uma vez registrado este passará a <text:s/>ser acessível na inserção de time.</text:p>
      <text:p text:style-name="P12"/>
      <text:p text:style-name="P8">Na inserção dos jogadores, o usuário pode<text:span text:style-name="T7">rá</text:span> <text:span text:style-name="T6">armazenar</text:span> os seguintes atributos:</text:p>
      <text:p text:style-name="P8"/>
      <text:p text:style-name="P8">- Nome do Jogador;</text:p>
      <text:p text:style-name="P8">- Apelido do Jogador;</text:p>
      <text:p text:style-name="P8">- Posiçao do Jogador;</text:p>
      <text:p text:style-name="P8">- Quantidade de gols na carreira;</text:p>
      <text:p text:style-name="P8">- Quantidade de gols na partida;</text:p>
      <text:p text:style-name="P8"><text:soft-page-break/>- Quantidade de gols no campeonato;</text:p>
      <text:p text:style-name="P8">- Quantidade de cartões amarelo;</text:p>
      <text:p text:style-name="P8">- Quantidade de cartões vermelho.</text:p>
      <text:p text:style-name="P9"/>
      <text:p text:style-name="P5"><text:span text:style-name="T8">2.</text:span>3 Inserir Partida</text:p>
      <text:p text:style-name="P5"/>
      <text:p text:style-name="P20">Nessa função, o usuário é capaz de inserir os dados de uma partida, que consiste nos seguintes atributos:</text:p>
      <text:p text:style-name="P20"/>
      <text:p text:style-name="P20">- Data da partida;</text:p>
      <text:p text:style-name="P20">- Nome de 2 times;</text:p>
      <text:p text:style-name="P20">- Nome da arena;</text:p>
      <text:p text:style-name="P20">- Placar da partida;</text:p>
      <text:p text:style-name="P20">- <text:span text:style-name="T8">Nome do campeonato.</text:span></text:p>
      <text:p text:style-name="P20"/>
      <text:p text:style-name="P21"><text:span text:style-name="T8">O u</text:span>suário terá o nome do time vencedor e o nome do time perdedor. <text:span text:style-name="T8">Existe também a possibilidade do status empate.</text:span></text:p>
      <text:p text:style-name="P8"/>
      <text:p text:style-name="P5"><text:span text:style-name="T8">2.4</text:span> <text:span text:style-name="T8">Exibir</text:span> informações de um Time</text:p>
      <text:p text:style-name="P5"/>
      <text:p text:style-name="P8">Na função de ver informações, o usuário poderá visulizar na tela os atributos de um determinado time adicionados por ela, inclusive os jogadores adicionados para aquele time.</text:p>
      <text:p text:style-name="P8"/>
      <text:p text:style-name="P24">3. Descrição dos Dados</text:p>
      <text:p text:style-name="P24"/>
      <text:p text:style-name="P22">-Entidades</text:p>
      <text:p text:style-name="P2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7">Time</text:p>
          </table:table-cell>
          <table:table-cell table:style-name="Tabela1.A1" office:value-type="string">
            <text:p text:style-name="P26"><text:span text:style-name="T3">NomeTime</text:span>, <text:span text:style-name="T8">nomeTreinador</text:span>, <text:span text:style-name="T8">nomeArena, mascote</text:span>, <text:span text:style-name="T8">qtdTitulos, qtdVitorias, qtdDerrotas, qtdEmpates, qtdPontos</text:span></text:p>
          </table:table-cell>
        </table:table-row>
        <table:table-row table:style-name="Tabela1.1">
          <table:table-cell table:style-name="Tabela1.A1" office:value-type="string">
            <text:p text:style-name="P27">Jogador</text:p>
          </table:table-cell>
          <table:table-cell table:style-name="Tabela1.A1" office:value-type="string">
            <text:p text:style-name="P26"><text:span text:style-name="T3">nomeJogador</text:span>, <text:span text:style-name="T8">apelido, posicao, qtdGolsCarreira, qtdCardAmarelo, qtdCardVermelho</text:span></text:p>
          </table:table-cell>
        </table:table-row>
        <table:table-row table:style-name="Tabela1.1">
          <table:table-cell table:style-name="Tabela1.A1" office:value-type="string">
            <text:p text:style-name="P27">Partida</text:p>
          </table:table-cell>
          <table:table-cell table:style-name="Tabela1.A1" office:value-type="string">
            <text:p text:style-name="P26"><text:span text:style-name="T3">idPartida</text:span>, <text:span text:style-name="T8">data, placar, empate, </text:span><text:span text:style-name="T10">nomeCampeonato, nomeArena</text:span></text:p>
          </table:table-cell>
        </table:table-row>
        <table:table-row table:style-name="Tabela1.1">
          <table:table-cell table:style-name="Tabela1.A1" office:value-type="string">
            <text:p text:style-name="P27">Campeonato</text:p>
          </table:table-cell>
          <table:table-cell table:style-name="Tabela1.A1" office:value-type="string">
            <text:p text:style-name="P26"><text:span text:style-name="T3">NomeCampeonato</text:span><text:span text:style-name="T1">, </text:span><text:span text:style-name="T11">tabelaPontuacao</text:span></text:p>
          </table:table-cell>
        </table:table-row>
        <table:table-row table:style-name="Tabela1.1">
          <table:table-cell table:style-name="Tabela1.A5" office:value-type="string">
            <text:p text:style-name="P27">Titulo</text:p>
          </table:table-cell>
          <table:table-cell table:style-name="Tabela1.A5" office:value-type="string">
            <text:p text:style-name="P26"><text:span text:style-name="T3">nivel</text:span>, <text:span text:style-name="T10">nomeCampeonato</text:span></text:p>
          </table:table-cell>
        </table:table-row>
      </table:table>
      <text:p text:style-name="P25"/>
      <text:p text:style-name="P30">Entidade <text:span text:style-name="T8">Fraca</text:span></text:p>
      <text:p text:style-name="P29"><text:span text:style-name="T1">atributo - </text:span>Indica a chave primária</text:p>
      <text:p text:style-name="P29"><text:span text:style-name="T9">atributo</text:span> - Indica a chave estrangeira</text:p>
      <text:p text:style-name="P29"/>
      <text:p text:style-name="P29"/>
      <text:p text:style-name="P26"/>
      <text:p text:style-name="P26"/>
      <text:p text:style-name="P26"/>
      <text:p text:style-name="P26"><text:soft-page-break/>-<text:span text:style-name="T8">Relacionamentos</text:span></text:p>
      <text:p text:style-name="P26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7">TimeTemJogador</text:p>
          </table:table-cell>
          <table:table-cell table:style-name="Tabela2.A1" office:value-type="string">
            <text:p text:style-name="P26"><text:span text:style-name="T8">Time (N)</text:span> – <text:span text:style-name="T8">Jogador (N)</text:span></text:p>
          </table:table-cell>
        </table:table-row>
        <table:table-row table:style-name="Tabela2.1">
          <table:table-cell table:style-name="Tabela2.A1" office:value-type="string">
            <text:p text:style-name="P27">PartidaTemTime</text:p>
          </table:table-cell>
          <table:table-cell table:style-name="Tabela2.A1" office:value-type="string">
            <text:p text:style-name="P26"><text:span text:style-name="T8">Partida</text:span> <text:span text:style-name="T13">(</text:span>N<text:span text:style-name="T13">)</text:span> – <text:span text:style-name="T8">Time (N)</text:span></text:p>
          </table:table-cell>
        </table:table-row>
        <table:table-row table:style-name="Tabela2.1">
          <table:table-cell table:style-name="Tabela2.A1" office:value-type="string">
            <text:p text:style-name="P28">CampeonatoTemPartida</text:p>
          </table:table-cell>
          <table:table-cell table:style-name="Tabela2.A1" office:value-type="string">
            <text:p text:style-name="P26"><text:span text:style-name="T13">Campeonato (N)</text:span> – <text:span text:style-name="T13">Partida (1)</text:span></text:p>
          </table:table-cell>
        </table:table-row>
        <table:table-row table:style-name="Tabela2.1">
          <table:table-cell table:style-name="Tabela2.A1" office:value-type="string">
            <text:p text:style-name="P28">CampeonatoTemTitulo</text:p>
          </table:table-cell>
          <table:table-cell table:style-name="Tabela2.A1" office:value-type="string">
            <text:p text:style-name="P26"><text:span text:style-name="T13">Campeonato</text:span>(1) - T<text:span text:style-name="T13">itulo(</text:span>1)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 </meta:initial-creator>
    <meta:creation-date>2016-06-29T18:59:23.186099557</meta:creation-date>
    <dc:date>2016-06-30T09:26:29.593438264</dc:date>
    <dc:creator>Mateus </dc:creator>
    <meta:editing-duration>PT1H18M49S</meta:editing-duration>
    <meta:editing-cycles>4</meta:editing-cycles>
    <meta:generator>LibreOffice/5.0.3.2$Linux_X86_64 LibreOffice_project/00m0$Build-2</meta:generator>
    <meta:document-statistic meta:table-count="2" meta:image-count="0" meta:object-count="0" meta:page-count="3" meta:paragraph-count="68" meta:word-count="388" meta:character-count="2511" meta:non-whitespace-character-count="2178"/>
  </office:meta>
</office:document-meta>
</file>